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able_20_Contents">
      <style:paragraph-properties fo:text-align="end" style:justify-single-word="false"/>
    </style:style>
    <style:style style:name="P2" style:family="paragraph" style:parent-style-name="Text_20_body">
      <style:paragraph-properties fo:margin-left="0.7917in" fo:margin-right="0in" fo:text-indent="0in" style:auto-text-indent="false"/>
    </style:style>
    <style:style style:name="P3" style:family="paragraph" style:parent-style-name="Text_20_body">
      <style:paragraph-properties fo:margin-left="0.7917in" fo:margin-right="0in" fo:text-indent="0in" style:auto-text-indent="false"/>
      <style:text-properties fo:font-weight="bold" style:font-weight-asian="bold" style:font-weight-complex="bold"/>
    </style:style>
    <style:style style:name="P4" style:family="paragraph" style:parent-style-name="Text_20_body">
      <style:paragraph-properties fo:margin-left="0.7917in" fo:margin-right="0in" fo:text-indent="0in" style:auto-text-indent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margin-left="0in" fo:margin-right="0in" fo:text-indent="0.4898in" style:auto-text-indent="false"/>
    </style:style>
    <style:style style:name="P6" style:family="paragraph" style:parent-style-name="Text_20_body">
      <style:paragraph-properties fo:margin-left="0.5102in" fo:margin-right="0in" fo:text-indent="0in" style:auto-text-indent="false"/>
    </style:style>
    <style:style style:name="P7" style:family="paragraph" style:parent-style-name="Standard">
      <style:paragraph-properties fo:margin-left="0.5102in" fo:margin-right="0in" fo:text-indent="0in" style:auto-text-indent="false"/>
    </style:style>
    <style:style style:name="P8" style:family="paragraph" style:parent-style-name="Text_20_body">
      <style:paragraph-properties fo:margin-left="0.4898in" fo:margin-right="0in" fo:text-indent="0in" style:auto-text-indent="false"/>
    </style:style>
    <style:style style:name="P9" style:family="paragraph" style:parent-style-name="Standard">
      <style:paragraph-properties fo:margin-left="0.4898in" fo:margin-right="0in" fo:text-indent="0in" style:auto-text-indent="false"/>
    </style:style>
    <style:style style:name="P10" style:family="paragraph" style:parent-style-name="Text_20_body">
      <style:paragraph-properties fo:margin-left="0.5in" fo:margin-right="0in" fo:text-indent="0in" style:auto-text-indent="false"/>
    </style:style>
    <style:style style:name="P11" style:family="paragraph" style:parent-style-name="Standard">
      <style:paragraph-properties fo:margin-left="0.5in" fo:margin-right="0in" fo:text-indent="0in" style:auto-text-indent="false"/>
    </style:style>
    <style:style style:name="P12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13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14" style:family="paragraph" style:parent-style-name="Standard">
      <style:paragraph-properties fo:text-align="center" style:justify-single-word="false"/>
    </style:style>
    <style:style style:name="P15" style:family="paragraph" style:parent-style-name="Standard">
      <style:paragraph-properties fo:margin-left="0in" fo:margin-right="0in" fo:text-indent="0.5in" style:auto-text-indent="false"/>
    </style:style>
    <style:style style:name="P16" style:family="paragraph" style:parent-style-name="Standard">
      <style:paragraph-properties fo:margin-left="0in" fo:margin-right="0in" fo:text-indent="0.5102in" style:auto-text-indent="false"/>
    </style:style>
    <style:style style:name="P17" style:family="paragraph" style:parent-style-name="Standard">
      <style:paragraph-properties fo:margin-left="0.5in" fo:margin-right="0in" fo:text-indent="0.0102in" style:auto-text-indent="false"/>
    </style:style>
    <style:style style:name="P18" style:family="paragraph" style:parent-style-name="Standard">
      <style:paragraph-properties fo:margin-left="0.4791in" fo:margin-right="0in" fo:text-indent="0.0102in" style:auto-text-indent="false"/>
    </style:style>
    <style:style style:name="P19" style:family="paragraph" style:parent-style-name="Standard">
      <style:paragraph-properties fo:margin-left="0.4898in" fo:margin-right="0in" fo:text-indent="0.0102in" style:auto-text-indent="false"/>
    </style:style>
    <style:style style:name="P20" style:family="paragraph" style:parent-style-name="Standard" style:list-style-name="L2"/>
    <style:style style:name="P21" style:family="paragraph" style:parent-style-name="Standard" style:list-style-name="L3"/>
    <style:style style:name="P22" style:family="paragraph" style:parent-style-name="Standard">
      <style:paragraph-properties fo:margin-left="0in" fo:margin-right="0in" fo:text-indent="0.5in" style:auto-text-indent="false"/>
    </style:style>
    <style:style style:name="P23" style:family="paragraph" style:parent-style-name="Standard">
      <style:paragraph-properties fo:margin-left="0in" fo:margin-right="0in" fo:text-indent="0.5102in" style:auto-text-indent="false"/>
    </style:style>
    <style:style style:name="P24" style:family="paragraph" style:parent-style-name="Text_20_body" style:list-style-name="L1">
      <style:paragraph-properties fo:margin-left="0.7602in" fo:margin-right="0in" fo:text-indent="-0.2709in" style:auto-text-indent="false">
        <style:tab-stops/>
      </style:paragraph-properties>
    </style:style>
    <style:style style:name="P25" style:family="paragraph" style:parent-style-name="Text_20_body">
      <style:paragraph-properties fo:margin-left="0.7917in" fo:margin-right="0in" fo:text-indent="0in" style:auto-text-indent="false"/>
    </style:style>
    <style:style style:name="P26" style:family="paragraph" style:parent-style-name="Text_20_body">
      <style:paragraph-properties fo:margin-left="0in" fo:margin-right="0in" fo:text-indent="0.4898in" style:auto-text-indent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2917in" fo:text-indent="-0.25in" fo:margin-left="3.29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5417in" fo:text-indent="-0.25in" fo:margin-left="3.5417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846in" fo:text-indent="-0.25in" fo:margin-left="0.9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346in" fo:text-indent="-0.25in" fo:margin-left="1.2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CS 201: Problem Solving &amp; Programming II</text:p>
      <text:p text:style-name="P13">Summer 2013 (Work in Progress)</text:p>
      <text:p text:style-name="P12">Last updated 2013-05-17</text:p>
      <text:p text:style-name="P14">Class Webpage: <text:a xlink:type="simple" xlink:href="https://github.com/Moosader/Problem-Solving-and-Programming-II">https://github.com/Moosader/Problem-Solving-and-Programming-II</text:a></text:p>
      <text:h text:style-name="Heading_20_1" text:outline-level="1">Being Awesome at CS201</text:h>
      <text:h text:style-name="Heading_20_2" text:outline-level="2">Objectives</text:h>
      <text:list xml:id="list2577265671" text:style-name="L1">
        <text:list-item>
          <text:p text:style-name="P24">Object oriented design &amp; implementation with classes and functions.</text:p>
        </text:list-item>
        <text:list-item>
          <text:p text:style-name="P24">Utilize pointers &amp; references for dynamic arrays, passing data by reference, and polymorphism.</text:p>
        </text:list-item>
        <text:list-item>
          <text:p text:style-name="P24">Design &amp; implement a recursive solution.</text:p>
        </text:list-item>
        <text:list-item>
          <text:p text:style-name="P24">Create common data-structures, such as linked lists, stacks, &amp; queues.</text:p>
        </text:list-item>
        <text:list-item>
          <text:p text:style-name="P24">Write reusable generic code using templates.</text:p>
        </text:list-item>
        <text:list-item>
          <text:p text:style-name="P24">Analyze function efficiency with big-O notation.</text:p>
        </text:list-item>
      </text:list>
      <text:h text:style-name="Heading_20_2" text:outline-level="2">Preparation &amp; Organization</text:h>
      <text:p text:style-name="P10">I know it's hard to start on an assignment the day-of, but starting early will help a lot. At the very least, write down a “to-do list” the day an assignment is assigned in class and get some momentum built.</text:p>
      <text:p text:style-name="P10">Organization is important in college and elseware! <text:s/>If you don't already, utilize <text:span text:style-name="T1">Google Calendar</text:span><text:span text:style-name="T2"> or similar services online to store assignments &amp; events (and have it text/email you when something is coming up!)</text:span></text:p>
      <text:p text:style-name="P10"><text:span text:style-name="T2">Other organization tools are </text:span><text:span text:style-name="T1">Trello.com </text:span><text:span text:style-name="T2">for project management</text:span><text:span text:style-name="T1"> </text:span><text:span text:style-name="T2">and </text:span><text:span text:style-name="T1">Evernote.com </text:span><text:span text:style-name="T2">for general life organization.</text:span></text:p>
      <text:h text:style-name="Heading_20_2" text:outline-level="2">Additional Resources</text:h>
      <text:h text:style-name="Heading_20_3" text:outline-level="3">Pearson</text:h>
      <text:p text:style-name="P2">Pearson has additional resources available on their website, including notes and videos: <text:line-break/><text:a xlink:type="simple" xlink:href="http://wps.pearsoned.com/wps/media/access/Pearson_Default/14142/14481673/login.html">http://wps.pearsoned.com/wps/media/access/Pearson_Default/14142/14481673/login.html</text:a></text:p>
      <text:h text:style-name="Heading_20_3" text:outline-level="3">Resources Online</text:h>
      <text:p text:style-name="P2">If you're having difficulty understanding a topic in this class, there are resources on the web you can go to to get a better understanding. Check <text:span text:style-name="T1">YouTube.com</text:span><text:span text:style-name="T2">, do a Google search for the topic, ask on </text:span><text:span text:style-name="T1">StackOverflow.com</text:span><text:span text:style-name="T2">, etc.</text:span></text:p>
      <text:p text:style-name="P4">As a professional developer, you will end up having to teach yourself a lot of topics, and we are lucky enough to have the internet these days. :)</text:p>
      <text:p text:style-name="P3">C++ Resources:</text:p>
      <text:list xml:id="list1957034967" text:style-name="L2">
        <text:list-item>
          <text:p text:style-name="P20">AntiRTFM Video Tutorials: <text:tab/><text:a xlink:type="simple" xlink:href="http://www.youtube.com/user/antiRTFM">http://www.youtube.com/user/antiRTFM</text:a></text:p>
        </text:list-item>
        <text:list-item>
          <text:p text:style-name="P20">Online C++ Lessons: <text:tab/><text:tab/><text:a xlink:type="simple" xlink:href="http://www.learncpp.com/">http://www.learncpp.com/</text:a></text:p>
        </text:list-item>
        <text:list-item>
          <text:p text:style-name="P20">GREAT C++<text:span text:style-name="T2"> Reference: <text:tab/></text:span><text:a xlink:type="simple" xlink:href="http://www.cplusplus.com/reference/"><text:span text:style-name="T2">http://www.cplusplus.com/reference/</text:span></text:a></text:p>
        </text:list-item>
      </text:list>
      <text:h text:style-name="Heading_20_2" text:outline-level="2">Question Policy</text:h>
      <text:p text:style-name="P6">Feel free to ask questions any time. I don't care if it's week-8 of the class and you have a question from week-1. The exact date you learn a concept isn't important to me, it's making sure <text:soft-page-break/>that you have a solid foundation. </text:p>
      <text:p text:style-name="P6">I know what it's like to not understand something, but never get around to asking, and then not wanting others to realize you're behind. Don't let that stop you!</text:p>
      <text:p text:style-name="P6">Also, email or IM is my preferred means of communication: rjmfff@umkc.edu</text:p>
      <text:p text:style-name="P6"/>
      <text:p text:style-name="P6">When emailing, please put “CS201” somewhere in the subject for the most immediate response.</text:p>
      <text:h text:style-name="Heading_20_2" text:outline-level="2">Extra Credit Policy</text:h>
      <text:p text:style-name="P8">If you <text:span text:style-name="T3">really really super</text:span> want some extra credit, we can try to work together to set up an additional assignment. But remember, with an 8-week class like this things are already going to be busy!</text:p>
      <text:h text:style-name="Heading_20_1" text:outline-level="1">The Class</text:h>
      <text:p text:style-name="P26">CS201R</text:p>
      <text:p text:style-name="P26">Class Time: <text:tab/>Tuesday/Thursdays 1:00 pm – 3:45 pm</text:p>
      <text:p text:style-name="P26">Building: <text:tab/>Education Building room 261</text:p>
      <text:p text:style-name="P26">Office Hours:<text:tab/>TBD</text:p>
      <text:h text:style-name="Heading_20_1" text:outline-level="1">The Instructor</text:h>
      <text:p text:style-name="P15">Rachel J. Morris, Adjunct Instructor</text:p>
      <text:p text:style-name="P15">Email is preferred means of communication: rjmfff@umkc.edu</text:p>
      <text:p text:style-name="P17">My interests: programming, game, web, and software development, best practices, open source, math, education, video games, piano, drawing, and spoken languages.</text:p>
      <text:h text:style-name="Heading_20_1" text:outline-level="1">The Textbook</text:h>
      <text:p text:style-name="P5">Textbook: Absolute C++ 5th Edition by Walter Savitch</text:p>
      <text:h text:style-name="Heading_20_1" text:outline-level="1">The Tools</text:h>
      <text:list xml:id="list904478679" text:style-name="L3">
        <text:list-item>
          <text:p text:style-name="P21">In this class, we will be using the C++ programming language. It is up to you what IDE to use (Visual Studio, Code::Blocks, etc. we will go over it in-class).</text:p>
        </text:list-item>
        <text:list-item>
          <text:p text:style-name="P21">We will also be using GitHub (&amp; the GitHub for Windows client) to store assignments; you will not be turning them in via Blackboard.</text:p>
        </text:list-item>
        <text:list-item>
          <text:p text:style-name="P21">I write my documents in this class with LibreOffice, so you need something that opens .odt files. MS Office, OpenOffice, and LibreOffice will work.</text:p>
        </text:list-item>
      </text:list>
      <text:h text:style-name="Heading_20_1" text:outline-level="1">Course Description</text:h>
      <text:p text:style-name="P11">Problem solving and programming using classes and objects. Algorithm efficiency, abstract data types, searching and sorting, templates, pointers, linked lists, stacks and queues implemented in C++. Prerequisites: COMP-SCI 101, COMP-SCI 191. (Must be passed with a C or higher). Concurrent enrollment in Comp-Sci 201L required.</text:p>
      <text:h text:style-name="Heading_20_1" text:outline-level="1"><text:soft-page-break/>The Assignments</text:h>
      <text:p text:style-name="P16">Assigned: Thursday<text:tab/><text:tab/><text:tab/><text:tab/><text:tab/>Due: Following Thursday</text:p>
      <text:p text:style-name="P16"/>
      <text:p text:style-name="P18">There will be weekly assignments in this class. They're due on a Thursday so you have a weekend plus one class period to work on the assignment and figure out if you need help. Don't start assignments the day of!</text:p>
      <text:h text:style-name="Heading_20_2" text:outline-level="2"/>
      <text:h text:style-name="Heading_20_2" text:outline-level="2">Late Work</text:h>
      <text:p text:style-name="P7">Late work will not be accepted. If you're running behind and the program is due, get something up and running with working functionality and turn that in for partial credit.</text:p>
      <text:h text:style-name="Heading_20_2" text:outline-level="2"/>
      <text:h text:style-name="Heading_20_2" text:outline-level="2">Pretty Programs</text:h>
      <text:p text:style-name="P18">You don't need to heavily comment your programs so long as your work is “self-documented code”; this means that you have very clearly named variables, functions, classes, etc. <text:s/>It might help to start by writing comments to segment your program into steps, however, and keep you organized/focused. (You won't get docked for having too many comments, and if your program is easy to read &amp; follow the flow you won't get docked for too few comments). </text:p>
      <text:p text:style-name="P19">Programs in the real world don't shove all of the program logic in <text:span text:style-name="T1">main()</text:span><text:span text:style-name="T2">. Please try to design </text:span><text:span text:style-name="T2">your programs to utilize classes and functions to keep your programs </text:span><text:span text:style-name="T1">modular</text:span><text:span text:style-name="T2">.</text:span></text:p>
      <text:p text:style-name="Standard"/>
      <text:h text:style-name="Heading_20_2" text:outline-level="2">Your Work</text:h>
      <text:p text:style-name="P9">Assignments are individual-effort. You can brainstorm with other students and help them work through problems in their programs (help them think through it – don't just give them the “correct” code), but everyone should have their own unique assignment programs.</text:p>
      <text:h text:style-name="Heading_20_1" text:outline-level="1">Grading</text:h>
      <text:p text:style-name="P16">Your grade will be based on your weekly programming assignments, weekly quizzes, a midterm exam and final exam.</text:p>
      <text:p text:style-name="P16">Exams:<text:tab/><text:tab/>100 points each<text:tab/>2 Exams</text:p>
      <text:p text:style-name="P16">Assignments:<text:tab/><text:tab/>80 points each<text:tab/><text:tab/>8 Assignments</text:p>
      <text:p text:style-name="P16">Quizzes:<text:tab/><text:tab/>10 points each<text:tab/><text:tab/>7 Quizzes</text:p>
      <text:p text:style-name="P16"/>
      <text:p text:style-name="P16">I'm not putting exact percentages on these because we might have to drop a quiz or assignment due to time. Your score is the sum of points divided by total points available.</text:p>
      <text:h text:style-name="Heading_20_1" text:outline-level="1">Academic Honesty</text:h>
      <text:p text:style-name="P15">It should be pretty obvious what cheating, plagiarism, and sabotage entails, but if you need clarification on if something isn't allowed, please ask.</text:p>
      <text:h text:style-name="Heading_20_1" text:outline-level="1"><text:soft-page-break/>UMKC Resources</text:h>
      <text:p text:style-name="P15">You can view the student handbook at <text:line-break/><text:tab/><text:a xlink:type="simple" xlink:href="http://www.umkc.edu/stu-aff/student-handbook-home.asp">http://www.umkc.edu/stu-aff/student-handbook-home.asp</text:a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0402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201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="100%" fo:margin-left="0.4in" fo:margin-right="0in" fo:margin-top="0in" fo:margin-bottom="0in" fo:text-indent="-0.1772in" style:auto-text-indent="false">
        <style:tab-stops/>
      </style:paragraph-properties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="100%" fo:margin-left="0.5in" fo:margin-right="0in" fo:margin-top="0in" fo:margin-bottom="0in" fo:text-indent="0.0102in" style:auto-text-indent="false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-left="none" fo:border-right="none" fo:border-top="none" fo:border-bottom="0.05pt solid #000000"/>
    </style:style>
    <style:style style:name="MP1" style:family="paragraph" style:parent-style-name="Table_20_Contents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Header">CS 201 Problem Solving &amp; Programming II</text:p>
            </table:table-cell>
            <table:table-cell table:style-name="Table1.A1" office:value-type="string">
              <text:p text:style-name="MP1">Page <text:page-number text:select-page="current">4</text:page-number> of <text:page-count>4</text:page-count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17T12:29:51</meta:creation-date>
    <dc:date>2013-06-03T19:32:25</dc:date>
    <meta:editing-duration>PT1H57M26S</meta:editing-duration>
    <meta:editing-cycles>110</meta:editing-cycles>
    <meta:generator>LibreOffice/3.5$Linux_X86_64 LibreOffice_project/350m1$Build-2</meta:generator>
    <meta:document-statistic meta:table-count="1" meta:image-count="0" meta:object-count="0" meta:page-count="4" meta:paragraph-count="72" meta:word-count="946" meta:character-count="5999" meta:non-whitespace-character-count="5115"/>
  </office:meta>
</office:document-meta>
</file>